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Index_20_1">
      <style:paragraph-properties>
        <style:tab-stops>
          <style:tab-stop style:position="17cm" style:type="right" style:leader-style="dotted" style:leader-text="."/>
        </style:tab-stops>
      </style:paragraph-properties>
    </style:style>
    <style:style style:name="P3" style:family="paragraph" style:parent-style-name="Index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margin-left="0cm" fo:margin-right="0cm" fo:margin-top="0cm" fo:margin-bottom="0.212cm" fo:text-align="justify" style:justify-single-word="false" fo:text-indent="1.499cm" style:auto-text-indent="false"/>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Times New Roman"/>
    </style:style>
    <style:style style:name="T2" style:family="text">
      <style:text-properties fo:language="es" fo:country="ES" text:display="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2-05-04T07:49:49.99">2012-05-04</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5">Índice de contenido</text:p>
          </text:index-title>
          <text:p text:style-name="P7">1. <text:a xlink:type="simple" xlink:href="#__RefHeading__203_1842024073" text:style-name="Internet_20_link" text:visited-style-name="Internet_20_link">¿Qué es Xulpymoney?</text:a><text:tab/><text:a xlink:type="simple" xlink:href="#__RefHeading__203_1842024073" text:style-name="Internet_20_link" text:visited-style-name="Internet_20_link">3</text:a></text:p>
          <text:p text:style-name="P8">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8">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8">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7">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8">2.1. <text:s/><text:a xlink:type="simple" xlink:href="#__RefHeading__213_1842024073" text:style-name="Internet_20_link" text:visited-style-name="Internet_20_link">Base de datos PostgreSQL</text:a><text:tab/><text:a xlink:type="simple" xlink:href="#__RefHeading__213_1842024073" text:style-name="Internet_20_link" text:visited-style-name="Internet_20_link">4</text:a></text:p>
          <text:p text:style-name="P8">2.2. <text:s/><text:a xlink:type="simple" xlink:href="#__RefHeading__215_1842024073" text:style-name="Internet_20_link" text:visited-style-name="Internet_20_link">Servidor Web Apache</text:a><text:tab/><text:a xlink:type="simple" xlink:href="#__RefHeading__215_1842024073" text:style-name="Internet_20_link" text:visited-style-name="Internet_20_link">4</text:a></text:p>
          <text:p text:style-name="P8">2.3. <text:s/><text:a xlink:type="simple" xlink:href="#__RefHeading__217_1842024073" text:style-name="Internet_20_link" text:visited-style-name="Internet_20_link">Xulpymoney</text:a><text:tab/><text:a xlink:type="simple" xlink:href="#__RefHeading__217_1842024073" text:style-name="Internet_20_link" text:visited-style-name="Internet_20_link">4</text:a></text:p>
          <text:p text:style-name="P7">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8">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9">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9">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9">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9">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9">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8">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8">3.3. <text:s/><text:a xlink:type="simple" xlink:href="#__RefHeading__495_99293507" text:style-name="Internet_20_link" text:visited-style-name="Internet_20_link">Tarjetas</text:a><text:tab/><text:a xlink:type="simple" xlink:href="#__RefHeading__495_99293507" text:style-name="Internet_20_link" text:visited-style-name="Internet_20_link">5</text:a></text:p>
          <text:p text:style-name="P8">3.4.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9">3.4.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9">3.4.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9">3.4.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8">3.5. <text:s/><text:a xlink:type="simple" xlink:href="#__RefHeading__227_1842024073" text:style-name="Internet_20_link" text:visited-style-name="Internet_20_link">Informes</text:a><text:tab/><text:a xlink:type="simple" xlink:href="#__RefHeading__227_1842024073" text:style-name="Internet_20_link" text:visited-style-name="Internet_20_link">6</text:a></text:p>
          <text:p text:style-name="P9">3.5.1. <text:s/><text:a xlink:type="simple" xlink:href="#__RefHeading__567_1444262366" text:style-name="Internet_20_link" text:visited-style-name="Internet_20_link">Inversiones históricas</text:a><text:tab/><text:a xlink:type="simple" xlink:href="#__RefHeading__567_1444262366" text:style-name="Internet_20_link" text:visited-style-name="Internet_20_link">6</text:a></text:p>
          <text:p text:style-name="P9">3.5.2.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6</text:a></text:p>
          <text:p text:style-name="P9">3.5.3. <text:s/><text:a xlink:type="simple" xlink:href="#__RefHeading__398_1196964457" text:style-name="Internet_20_link" text:visited-style-name="Internet_20_link">Conceptos</text:a><text:tab/><text:a xlink:type="simple" xlink:href="#__RefHeading__398_1196964457" text:style-name="Internet_20_link" text:visited-style-name="Internet_20_link">6</text:a></text:p>
          <text:p text:style-name="P9">3.5.4.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6</text:a></text:p>
          <text:p text:style-name="P9">3.5.5.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6</text:a></text:p>
          <text:p text:style-name="P9">3.5.6. <text:s/><text:a xlink:type="simple" xlink:href="#__RefHeading__404_1196964457" text:style-name="Internet_20_link" text:visited-style-name="Internet_20_link">Total</text:a><text:tab/><text:a xlink:type="simple" xlink:href="#__RefHeading__404_1196964457" text:style-name="Internet_20_link" text:visited-style-name="Internet_20_link">6</text:a></text:p>
          <text:p text:style-name="P8">3.6. <text:s/><text:a xlink:type="simple" xlink:href="#__RefHeading__575_1444262366" text:style-name="Internet_20_link" text:visited-style-name="Internet_20_link">Tipos operaciones</text:a><text:tab/><text:a xlink:type="simple" xlink:href="#__RefHeading__575_1444262366" text:style-name="Internet_20_link" text:visited-style-name="Internet_20_link">6</text:a></text:p>
          <text:p text:style-name="P9">3.6.1. <text:s/><text:a xlink:type="simple" xlink:href="#__RefHeading__577_1444262366" text:style-name="Internet_20_link" text:visited-style-name="Internet_20_link">Añadidos de acciones</text:a><text:tab/><text:a xlink:type="simple" xlink:href="#__RefHeading__577_1444262366" text:style-name="Internet_20_link" text:visited-style-name="Internet_20_link">6</text:a></text:p>
          <text:p text:style-name="P7">4. <text:a xlink:type="simple" xlink:href="#__RefHeading__358_1935074613" text:style-name="Internet_20_link" text:visited-style-name="Internet_20_link">Mantenimiento</text:a><text:tab/><text:a xlink:type="simple" xlink:href="#__RefHeading__358_1935074613" text:style-name="Internet_20_link" text:visited-style-name="Internet_20_link">7</text:a></text:p>
          <text:p text:style-name="P8">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7</text:a></text:p>
          <text:p text:style-name="P8">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7</text:a></text:p>
          <text:p text:style-name="P8">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7</text:a></text:p>
          <text:p text:style-name="P9">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7</text:a></text:p>
          <text:p text:style-name="P7">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8</text:a></text:p>
          <text:p text:style-name="P8">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8</text:a></text:p>
          <text:p text:style-name="P8">5.2. <text:s/><text:a xlink:type="simple" xlink:href="#__RefHeading__497_99293507" text:style-name="Internet_20_link" text:visited-style-name="Internet_20_link">Vista opercuentastarjetas</text:a><text:tab/><text:a xlink:type="simple" xlink:href="#__RefHeading__497_99293507" text:style-name="Internet_20_link" text:visited-style-name="Internet_20_link">8</text:a></text:p>
          <text:p text:style-name="P8">5.3. <text:s/><text:a xlink:type="simple" xlink:href="#__RefHeading__569_1444262366" text:style-name="Internet_20_link" text:visited-style-name="Internet_20_link">operinversiones</text:a><text:tab/><text:a xlink:type="simple" xlink:href="#__RefHeading__569_1444262366" text:style-name="Internet_20_link" text:visited-style-name="Internet_20_link">8</text:a></text:p>
          <text:p text:style-name="P7">6. <text:a xlink:type="simple" xlink:href="#__RefHeading__239_1842024073" text:style-name="Internet_20_link" text:visited-style-name="Internet_20_link">Soporte</text:a><text:tab/><text:a xlink:type="simple" xlink:href="#__RefHeading__239_1842024073" text:style-name="Internet_20_link" text:visited-style-name="Internet_20_link">9</text:a></text:p>
          <text:p text:style-name="P7"><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10</text:a></text:p>
        </text:index-body>
      </text:table-of-content>
      <text:p text:style-name="Text_20_body"/>
      <text:h text:style-name="P6" text:outline-level="1"><text:bookmark-start text:name="__RefHeading__203_1842024073"/>¿Qué es <text:alphabetical-index-mark-start text:id="IMark76088088" text:key1="Aplicaciones"/><text:alphabetical-index-mark-start text:id="IMark74533192" text:key1="Aplicaciones"/><text:alphabetical-index-mark-start text:id="IMark76094456" text:key1="Aplicaciones"/><text:alphabetical-index-mark-start text:id="IMark76092936" text:key1="Aplicaciones"/><text:alphabetical-index-mark-start text:id="IMark76093688" text:key1="Aplicaciones"/>Xulpymoney<text:alphabetical-index-mark-end text:id="IMark76093688"/><text:alphabetical-index-mark-end text:id="IMark76092936"/><text:alphabetical-index-mark-end text:id="IMark76094456"/><text:alphabetical-index-mark-end text:id="IMark74533192"/><text:alphabetical-index-mark-end text:id="IMark76088088"/>?<text:bookmark-end text:name="__RefHeading__203_1842024073"/></text:h>
      <text:p text:style-name="P4"><text:span text:style-name="T2">Xulpymoney es un proyecto de contabilidad doméstica.</text:span> <text:span text:style-name="T2">Permite llevar la contabilidad de los gastos comunes (cuentas bancarias y tarjetas de crédito), pero también lleva un riguroso control de compra venta de acciones, fondo de inversión y dividendos.</text:span></text:p>
      <text:p text:style-name="P1"><text:tab/>Técnicamente, <text:alphabetical-index-mark-start text:id="IMark76105176" text:key1="Aplicaciones"/>Xulpymoney<text:alphabetical-index-mark-end text:id="IMark76105176"/> es una aplicación web basada en <text:alphabetical-index-mark-start text:id="IMark74533192" text:key1="Aplicaciones"/>Apache<text:alphabetical-index-mark-end text:id="IMark74533192"/>, que ataca a una base de datos relacional basada en <text:alphabetical-index-mark-start text:id="IMark76095480" text:key1="Aplicaciones"/>PostgreSQL<text:alphabetical-index-mark-end text:id="IMark76095480"/>.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start text:name="__RefHeading__205_1842024073"/>¿Quien lo está desarrollando?<text:bookmark-end text:name="__RefHeading__205_1842024073"/></text:h>
      <text:p text:style-name="Text_20_body">Este programa ha sido desarrollado por Mariano Muñoz, como un proyecto de I+D para aprender la tecnología XUL y mod_python, pero también para solucionar mis problemas de contabilidad doméstica.</text:p>
      <text:h text:style-name="Heading_20_2" text:outline-level="2"><text:bookmark-start text:name="__RefHeading__207_1842024073"/>¿Que licencia tiene?<text:bookmark-end text:name="__RefHeading__207_1842024073"/></text:h>
      <text:p text:style-name="Text_20_body">La licencia de <text:alphabetical-index-mark-start text:id="IMark76202936" text:key1="Aplicaciones"/>Xulpymoney<text:alphabetical-index-mark-end text:id="IMark76202936"/> está basada en código abierto y es GPL v3. El código fuente lo puedes encontrar en la página <text:span text:style-name="T1">web del proyecto en <text:s/></text:span><text:a xlink:type="simple" xlink:href="http://xulpymoney.sourceforge.net/"><text:span text:style-name="Source_20_Text"><text:span text:style-name="T1">http://xulpymoney.sourceforge.net</text:span></text:span></text:a><text:span text:style-name="Source_20_Text"><text:span text:style-name="T1"> no obstante para bajarte el código puedes utilizar el siguiente comando <text:s/></text:span></text:span><text:span text:style-name="Source_20_Text"><text:s/></text:span></text:p>
      <text:p text:style-name="Código"><text:s/># svn co https://xulpymoney.svn.sourceforge.net/svnroot/xulpymoney/xulpymoney xulpymoney</text:p>
      <text:h text:style-name="Heading_20_2" text:outline-level="2"><text:bookmark-start text:name="__RefHeading__209_1842024073"/>¿Cómo puedo contribuir?<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6" text:outline-level="1"><text:bookmark-start text:name="__RefHeading__211_1842024073"/>Instalación<text:bookmark-end text:name="__RefHeading__211_1842024073"/></text:h>
      <text:h text:style-name="Heading_20_2" text:outline-level="2"><text:bookmark-start text:name="__RefHeading__213_1842024073"/>Base de datos <text:alphabetical-index-mark-start text:id="IMark55442648" text:key1="Aplicaciones"/><text:alphabetical-index-mark-start text:id="IMark55440792" text:key1="Aplicaciones"/><text:alphabetical-index-mark-start text:id="IMark55440360" text:key1="Aplicaciones"/><text:alphabetical-index-mark-start text:id="IMark55443992" text:key1="Aplicaciones"/><text:alphabetical-index-mark-start text:id="IMark76200600" text:key1="Aplicaciones"/>PostgreSQL<text:bookmark-end text:name="__RefHeading__213_1842024073"/><text:alphabetical-index-mark-end text:id="IMark76200600"/><text:alphabetical-index-mark-end text:id="IMark55443992"/><text:alphabetical-index-mark-end text:id="IMark55440360"/><text:alphabetical-index-mark-end text:id="IMark55440792"/><text:alphabetical-index-mark-end text:id="IMark55442648"/></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Los ficheros pgsql.sql y pgsql.data se encuentran en el código fuente. El primero crea el esquema del programa en la base de datos xulpymoney, mientras que el segundo introduce los datos mínimos necesarios para trabajar.</text:p>
      <text:h text:style-name="Heading_20_2" text:outline-level="2"><text:bookmark-start text:name="__RefHeading__215_1842024073"/>Servidor Web <text:alphabetical-index-mark-start text:id="IMark76092312" text:key1="Aplicaciones"/><text:alphabetical-index-mark-start text:id="IMark55444440" text:key1="Aplicaciones"/><text:alphabetical-index-mark-start text:id="IMark76105176" text:key1="Aplicaciones"/><text:alphabetical-index-mark-start text:id="IMark55445768" text:key1="Aplicaciones"/><text:alphabetical-index-mark-start text:id="IMark55442200" text:key1="Aplicaciones"/>Apache<text:bookmark-end text:name="__RefHeading__215_1842024073"/><text:alphabetical-index-mark-end text:id="IMark55442200"/><text:alphabetical-index-mark-end text:id="IMark55445768"/><text:alphabetical-index-mark-end text:id="IMark76105176"/><text:alphabetical-index-mark-end text:id="IMark55444440"/><text:alphabetical-index-mark-end text:id="IMark76092312"/></text:h>
      <text:h text:style-name="Heading_20_2" text:outline-level="2"><text:bookmark-start text:name="__RefHeading__217_1842024073"/><text:alphabetical-index-mark-start text:id="IMark55441720" text:key1="Aplicaciones"/><text:alphabetical-index-mark-start text:id="IMark76202936" text:key1="Aplicaciones"/><text:alphabetical-index-mark-start text:id="IMark55443544" text:key1="Aplicaciones"/><text:alphabetical-index-mark-start text:id="IMark74533192" text:key1="Aplicaciones"/><text:alphabetical-index-mark-start text:id="IMark55449272" text:key1="Aplicaciones"/>Xulpymoney<text:bookmark-end text:name="__RefHeading__217_1842024073"/><text:alphabetical-index-mark-end text:id="IMark55449272"/><text:alphabetical-index-mark-end text:id="IMark74533192"/><text:alphabetical-index-mark-end text:id="IMark55443544"/><text:alphabetical-index-mark-end text:id="IMark76202936"/><text:alphabetical-index-mark-end text:id="IMark55441720"/></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Si no usas gentoo, deberás instalar los programas anteriores y ejecutar</text:p>
      <text:p text:style-name="Código"># make install</text:p>
      <text:h text:style-name="P6" text:outline-level="1"><text:bookmark-start text:name="__RefHeading__219_1842024073"/>Manual de usuario<text:bookmark-end text:name="__RefHeading__219_1842024073"/></text:h>
      <text:h text:style-name="Heading_20_2" text:outline-level="2"><text:bookmark-start text:name="__RefHeading__221_1842024073"/>Entidades bancarias<text:bookmark-end text:name="__RefHeading__221_1842024073"/></text:h>
      <text:p text:style-name="Text_20_body">Una entidad bancaria es una banco o una caja con la que se contratan una serie de servicios bancarios. <text:alphabetical-index-mark-start text:id="IMark76200600" text:key1="Aplicaciones"/>Xulpymoney<text:alphabetical-index-mark-end text:id="IMark76200600"/> las trata para hacer estudios de patrimonio con cada entidad bancaria</text:p>
      <text:h text:style-name="Heading_20_3" text:outline-level="3"><text:bookmark-start text:name="__RefHeading__245_1842024073"/>Listado de entidades<text:bookmark-end text:name="__RefHeading__245_1842024073"/></text:h>
      <text:p text:style-name="Text_20_body">Muestra un listado de todos los bancos</text:p>
      <text:h text:style-name="Heading_20_3" text:outline-level="3"><text:bookmark-start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start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start text:name="__RefHeading__251_1842024073"/>Desactivar entidad<text:bookmark-end text:name="__RefHeading__251_1842024073"/></text:h>
      <text:p text:style-name="Text_20_body"><text:alphabetical-index-mark-start text:id="IMark55449272" text:key1="Aplicaciones"/>Xulpymoney<text:alphabetical-index-mark-end text:id="IMark55449272"/> realiza en estudio histórico de los datos de contabilidad, con lo que no permite borrar entidades, cuentas ni inversiones, sino que las desactiva, pero nunca desaparecen los cálculos históricos</text:p>
      <text:h text:style-name="Heading_20_3" text:outline-level="3"><text:bookmark-start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start text:name="__RefHeading__223_1842024073"/>Cuentas<text:bookmark-end text:name="__RefHeading__223_1842024073"/></text:h>
      <text:h text:style-name="Heading_20_2" text:outline-level="2"><text:bookmark-start text:name="__RefHeading__495_99293507"/>Tarjeta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start text:name="__RefHeading__225_1842024073"/>Inversiones<text:bookmark-end text:name="__RefHeading__225_1842024073"/></text:h>
      <text:p text:style-name="Text_20_body"/>
      <text:h text:style-name="Heading_20_3" text:outline-level="3"><text:bookmark-start text:name="__RefHeading__352_1935074613"/>Fondos de inversión<text:bookmark-end text:name="__RefHeading__352_1935074613"/></text:h>
      <text:h text:style-name="Heading_20_3" text:outline-level="3"><text:bookmark-start text:name="__RefHeading__354_1935074613"/>Acciones<text:bookmark-end text:name="__RefHeading__354_1935074613"/></text:h>
      <text:h text:style-name="Heading_20_3" text:outline-level="3"><text:bookmark-start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text:soft-page-break/>Vencimiento de Depósito<text:note text:id="ftn1" text:note-class="footnote"><text:note-citation>1</text:note-citation><text:note-body><text:p text:style-name="Footnote">Falta desarrollar.</text:p></text:note-body></text:note></text:p>
      <text:h text:style-name="Heading_20_2" text:outline-level="2"><text:bookmark-start text:name="__RefHeading__227_1842024073"/>Informes<text:bookmark-end text:name="__RefHeading__227_1842024073"/></text:h>
      <text:h text:style-name="Heading_20_3" text:outline-level="3"><text:bookmark-start text:name="__RefHeading__567_1444262366"/>Inversiones históricas<text:bookmark-end text:name="__RefHeading__567_1444262366"/></text:h>
      <text:p text:style-name="Text_20_body">En las inversiones históricas se ve lo que ha generado OperacionesHistoricas.actualizar(). Las comisiones de compra se ven en cada compra y las de venta y los impuestos en las ventas</text:p>
      <text:p text:style-name="Text_20_body">Si una operación de compra queda a medias, los impuestos y las comisiones se ponen en la primera venta parcial, dejando la siguiente todo a 0</text:p>
      <text:h text:style-name="Heading_20_3" text:outline-level="3"><text:bookmark-start text:name="__RefHeading__396_1196964457"/>Clasificación de inversiones<text:bookmark-end text:name="__RefHeading__396_1196964457"/></text:h>
      <text:h text:style-name="Heading_20_3" text:outline-level="3"><text:bookmark-start text:name="__RefHeading__398_1196964457"/>Conceptos<text:bookmark-end text:name="__RefHeading__398_1196964457"/></text:h>
      <text:h text:style-name="Heading_20_3" text:outline-level="3"><text:bookmark-start text:name="__RefHeading__400_1196964457"/>Evolución TAE<text:bookmark-end text:name="__RefHeading__400_1196964457"/></text:h>
      <text:h text:style-name="Heading_20_3" text:outline-level="3"><text:bookmark-start text:name="__RefHeading__402_1196964457"/>Referencia IBEX<text:bookmark-end text:name="__RefHeading__402_1196964457"/></text:h>
      <text:h text:style-name="Heading_20_3" text:outline-level="3"><text:bookmark-start text:name="__RefHeading__404_1196964457"/>Total<text:bookmark-end text:name="__RefHeading__404_1196964457"/></text:h>
      <text:h text:style-name="Heading_20_2" text:outline-level="2"><text:bookmark-start text:name="__RefHeading__575_1444262366"/>Tipos operaciones<text:bookmark-end text:name="__RefHeading__575_1444262366"/></text:h>
      <text:h text:style-name="Heading_20_3" text:outline-level="3"><text:bookmark-start text:name="__RefHeading__577_1444262366"/>Añadidos de acciones<text:bookmark-end text:name="__RefHeading__577_1444262366"/></text:h>
      <text:p text:style-name="Text_20_body">Se produce cuando se heredan acciones o cuando se hace unos dividendos en acciones o ampliaciones de capital a coste 0</text:p>
      <text:p text:style-name="Text_20_body">No Se contabiliza en el informe total, en el informe historico, ni en el TAE, ya que se produciría una doble contabilidad, al recibirse y al venderse. NO obstante en il informe historico habrá una pestaña para que se puedan ver las recibidas en un año, pero nunca con un fin de integrarlo en los resultados.</text:p>
      <text:h text:style-name="P6" text:outline-level="1"><text:bookmark-start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start text:name="__RefHeading__360_1935074613"/>Operaciones de inversión<text:bookmark-end text:name="__RefHeading__360_1935074613"/></text:h>
      <text:h text:style-name="Heading_20_2" text:outline-level="2"><text:bookmark-start text:name="__RefHeading__362_1935074613"/>Datos del Ibex35<text:bookmark-end text:name="__RefHeading__362_1935074613"/></text:h>
      <text:h text:style-name="Heading_20_2" text:outline-level="2"><text:bookmark-start text:name="__RefHeading__364_1935074613"/>Tablas auxiliares<text:bookmark-end text:name="__RefHeading__364_1935074613"/></text:h>
      <text:h text:style-name="Heading_20_3" text:outline-level="3"><text:bookmark-start text:name="__RefHeading__366_1935074613"/>Conceptos<text:bookmark-end text:name="__RefHeading__366_1935074613"/></text:h>
      <text:h text:style-name="P6" text:outline-level="1"><text:bookmark-start text:name="__RefHeading__237_1842024073"/>Esquema de la base de datos<text:bookmark-end text:name="__RefHeading__237_1842024073"/></text:h>
      <text:h text:style-name="Heading_20_2" text:outline-level="2"><text:bookmark-start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start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Heading_20_2" text:outline-level="2"><text:bookmark-start text:name="__RefHeading__569_1444262366"/>operinversiones<text:bookmark-end text:name="__RefHeading__569_1444262366"/></text:h>
      <text:p text:style-name="Text_20_body">El campo hora se utiliza para ordenar correctamente las operaciones y para que la referencia al índice se haga más exáctamente</text:p>
      <text:h text:style-name="P6" text:outline-level="1"><text:bookmark-start text:name="__RefHeading__239_1842024073"/>Soporte<text:bookmark-end text:name="__RefHeading__239_1842024073"/></text:h>
      <text:p text:style-name="Text_20_body">Para contratar soporte de la aplicación debes hablar con el autor del mismo.</text:p>
      <text:h text:style-name="P6" text:outline-level="1" text:is-list-header="true"><text:bookmark-start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2">Aplicaciones<text:tab/></text:p>
          <text:p text:style-name="P3">Apache<text:tab/>2-4</text:p>
          <text:p text:style-name="P3">PostgreSQL<text:tab/>2-4</text:p>
          <text:p text:style-name="P3">Xulpymoney<text:tab/>2-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list-style-name="" style:class="text">
      <style:paragraph-properties fo:margin="100%" fo:margin-left="0cm" fo:margin-right="0cm" fo:margin-top="0cm" fo:margin-bottom="0.212cm"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100%" fo:margin-left="0cm" fo:margin-right="0cm" fo:margin-top="0cm" fo:margin-bottom="0cm" fo:text-indent="0cm" style:auto-text-indent="false" fo:background-color="#999999">
        <style:background-image/>
      </style:paragraph-properties>
      <style:text-properties fo:color="#ffffff" style:font-name="Courier New"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NSimSun" style:font-name-complex="Courier New1"/>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4T22:00:03</meta:creation-date>
    <meta:generator>LibreOffice/3.5$Linux_X86_64 LibreOffice_project/350m1$Build-202</meta:generator>
    <meta:editing-cycles>32</meta:editing-cycles>
    <meta:editing-duration>PT15H20M</meta:editing-duration>
    <meta:keyword>Manual Usuario Xulpymoney Ayuda Programa Contabilidad Xul</meta:keyword>
    <dc:subject>Manual de usuario de Xulpymoney</dc:subject>
    <dc:title>Xulpymoney</dc:title>
    <dc:date>2012-05-04T07:49:49</dc:date>
    <meta:document-statistic meta:table-count="0" meta:image-count="0" meta:object-count="0" meta:page-count="10" meta:paragraph-count="126" meta:word-count="1122" meta:character-count="6383" meta:non-whitespace-character-count="5987"/>
  </office:meta>
</office:document-meta>
</file>